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Text_20_body">
      <style:text-properties officeooo:rsid="0024cbdd" officeooo:paragraph-rsid="0024cbdd"/>
    </style:style>
    <style:style style:name="P10" style:family="paragraph" style:parent-style-name="Text_20_body">
      <style:text-properties officeooo:rsid="00263b8c" officeooo:paragraph-rsid="00263b8c"/>
    </style:style>
    <style:style style:name="P11" style:family="paragraph" style:parent-style-name="Text_20_body">
      <style:text-properties officeooo:rsid="002a5647" officeooo:paragraph-rsid="002a5647"/>
    </style:style>
    <style:style style:name="P12"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3" style:family="paragraph" style:parent-style-name="Text_20_body" style:list-style-name="L1">
      <style:text-properties officeooo:rsid="001b9d5b" officeooo:paragraph-rsid="001b9d5b"/>
    </style:style>
    <style:style style:name="P14" style:family="paragraph" style:parent-style-name="Text_20_body" style:list-style-name="L2">
      <style:text-properties officeooo:rsid="001eac10" officeooo:paragraph-rsid="001eac10"/>
    </style:style>
    <style:style style:name="P15" style:family="paragraph" style:parent-style-name="Text_20_body" style:list-style-name="L2">
      <style:text-properties officeooo:rsid="0020860d" officeooo:paragraph-rsid="0020860d"/>
    </style:style>
    <style:style style:name="P16" style:family="paragraph" style:parent-style-name="Text_20_body" style:list-style-name="L3">
      <style:text-properties officeooo:rsid="0026fc65" officeooo:paragraph-rsid="0026fc65"/>
    </style:style>
    <style:style style:name="P17" style:family="paragraph" style:parent-style-name="Text_20_body" style:list-style-name="L3">
      <style:text-properties officeooo:rsid="0028eece" officeooo:paragraph-rsid="0028eece"/>
    </style:style>
    <style:style style:name="P18" style:family="paragraph" style:parent-style-name="Text_20_body" style:list-style-name="L4">
      <style:text-properties officeooo:rsid="002a5647" officeooo:paragraph-rsid="002a5647"/>
    </style:style>
    <style:style style:name="P19" style:family="paragraph" style:parent-style-name="Text_20_body">
      <style:text-properties officeooo:rsid="002ac8b9" officeooo:paragraph-rsid="002ac8b9"/>
    </style:style>
    <style:style style:name="P20" style:family="paragraph" style:parent-style-name="Heading_20_1">
      <style:text-properties officeooo:rsid="001b9d5b" officeooo:paragraph-rsid="001b9d5b"/>
    </style:style>
    <style:style style:name="P21" style:family="paragraph" style:parent-style-name="Heading_20_1">
      <style:text-properties officeooo:rsid="00232f3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05_223344759" text:style-name="Index_20_Link" text:visited-style-name="Index_20_Link">Cartesian/Polar Grid Pattern Matching<text:tab/>1</text:a></text:p>
          <text:p text:style-name="P22"><text:a xlink:type="simple" xlink:href="#__RefHeading__33_1488024261" text:style-name="Index_20_Link" text:visited-style-name="Index_20_Link">Tutorial Video<text:tab/>1</text:a></text:p>
          <text:p text:style-name="P22"><text:a xlink:type="simple" xlink:href="#__RefHeading__35_1488024261" text:style-name="Index_20_Link" text:visited-style-name="Index_20_Link">Help Engine<text:tab/>2</text:a></text:p>
          <text:p text:style-name="P22"><text:a xlink:type="simple" xlink:href="#__RefHeading__70_180482465" text:style-name="Index_20_Link" text:visited-style-name="Index_20_Link">JPEG2000<text:tab/>2</text:a></text:p>
          <text:p text:style-name="P23"><text:a xlink:type="simple" xlink:href="#__RefHeading__72_180482465" text:style-name="Index_20_Link" text:visited-style-name="Index_20_Link">Plugin qtjp2imageformat<text:tab/>2</text:a></text:p>
          <text:p text:style-name="P23"><text:a xlink:type="simple" xlink:href="#__RefHeading__74_180482465" text:style-name="Index_20_Link" text:visited-style-name="Index_20_Link">OpenJPEG<text:tab/>2</text:a></text:p>
          <text:p text:style-name="P22"><text:a xlink:type="simple" xlink:href="#__RefHeading__166_433822947" text:style-name="Index_20_Link" text:visited-style-name="Index_20_Link">Windows Installer<text:tab/>2</text:a></text:p>
          <text:p text:style-name="P23"><text:a xlink:type="simple" xlink:href="#__RefHeading__168_433822947" text:style-name="Index_20_Link" text:visited-style-name="Index_20_Link">Guid<text:tab/>2</text:a></text:p>
          <text:p text:style-name="P22"><text:a xlink:type="simple" xlink:href="#__RefHeading__170_433822947" text:style-name="Index_20_Link" text:visited-style-name="Index_20_Link">Linux Release<text:tab/>3</text:a></text:p>
          <text:p text:style-name="P22"><text:a xlink:type="simple" xlink:href="#__RefHeading__205_850287271" text:style-name="Index_20_Link" text:visited-style-name="Index_20_Link">OSX Release<text:tab/>3</text:a></text:p>
          <text:p text:style-name="P23"><text:a xlink:type="simple" xlink:href="#__RefHeading__207_850287271" text:style-name="Index_20_Link" text:visited-style-name="Index_20_Link">log4cpp<text:tab/>3</text:a></text:p>
          <text:p text:style-name="P23"><text:a xlink:type="simple" xlink:href="#__RefHeading__209_850287271" text:style-name="Index_20_Link" text:visited-style-name="Index_20_Link">fftw<text:tab/>4</text:a></text:p>
          <text:p text:style-name="P23"><text:a xlink:type="simple" xlink:href="#__RefHeading__211_850287271" text:style-name="Index_20_Link" text:visited-style-name="Index_20_Link">engauge<text:tab/>4</text:a></text:p>
          <text:p text:style-name="P23"><text:a xlink:type="simple" xlink:href="#__RefHeading__213_850287271" text:style-name="Index_20_Link" text:visited-style-name="Index_20_Link">icons<text:tab/>4</text:a></text:p>
          <text:p text:style-name="P23"><text:a xlink:type="simple" xlink:href="#__RefHeading__215_850287271" text:style-name="Index_20_Link" text:visited-style-name="Index_20_Link">deploy<text:tab/>5</text:a></text:p>
          <text:p text:style-name="P22"><text:a xlink:type="simple" xlink:href="#__RefHeading__217_850287271" text:style-name="Index_20_Link" text:visited-style-name="Index_20_Link">Static Code Analysis<text:tab/>5</text:a></text:p>
        </text:index-body>
      </text:table-of-content>
      <text:h text:style-name="P20" text:outline-level="1"/>
      <text:h text:style-name="P20" text:outline-level="1"><text:bookmark-start text:name="__RefHeading__105_223344759"/>Cartesian/Polar Grid Pattern Matching<text:bookmark-end text:name="__RefHeading__105_223344759"/></text:h>
      <text:p text:style-name="P3">Options:</text:p>
      <text:list xml:id="list480647457164154560" text:style-name="L1">
        <text:list-item>
          <text:p text:style-name="P13">Search parameter space of (grid line count, grid line start, grid line number, angle) for X and Y separately, while performing fast cross correlations using FFTW3.</text:p>
        </text:list-item>
        <text:list-item>
          <text:p text:style-name="P13">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text:soft-page-break/>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Help Engine<text:bookmark-end text:name="__RefHeading__35_1488024261"/></text:h>
      <text:list xml:id="list1829520166095409089" text:style-name="L2">
        <text:list-item>
          <text:p text:style-name="P14">Installed qttools5-dev <text:span text:style-name="T1">and qttools-dev-tools</text:span> in muon </text:p>
        </text:list-item>
        <text:list-item>
          <text:p text:style-name="P15">'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21" text:outline-level="1"><text:bookmark-start text:name="__RefHeading__166_433822947"/>Windows Installer<text:bookmark-end text:name="__RefHeading__166_433822947"/></text:h>
      <text:p text:style-name="P7">WiX was selected since it is not buggy and is full featured (installs Microsoft products!).</text:p>
      <text:h text:style-name="Heading_20_2" text:outline-level="2"><text:bookmark-start text:name="__RefHeading__168_433822947"/>Guid<text:bookmark-end text:name="__RefHeading__168_433822947"/></text:h>
      <text:p text:style-name="P7">Built the following, from https://www.firegiant.com/wix/tutorial/getting-started/the-software-package/, using /cygdrive/C/MinGW/bin/gcc.exe uuidgen.c -lole32:</text:p>
      <text:p text:style-name="P7"/>
      <text:p text:style-name="P12">#define _OLEAUT32_</text:p>
      <text:p text:style-name="P12">#include &lt;stdio.h&gt;</text:p>
      <text:p text:style-name="P12">#include &lt;unknwn.h&gt;</text:p>
      <text:p text:style-name="P12">GUID guid;</text:p>
      <text:p text:style-name="P12">WORD* wstrGUID[100];</text:p>
      <text:p text:style-name="P12"><text:soft-page-break/>char strGUID[100];</text:p>
      <text:p text:style-name="P12">int count, i;</text:p>
      <text:p text:style-name="P12">int main (int argc, char* argv[]) {</text:p>
      <text:p text:style-name="P12"><text:s text:c="2"/>if (argc != 2) {</text:p>
      <text:p text:style-name="P12"><text:s text:c="4"/>fprintf (stderr, "SYNTAX: UUIDGEN &lt;number-of-GUIDs-to-generate&gt;\n");</text:p>
      <text:p text:style-name="P12"><text:s text:c="4"/>return 1;</text:p>
      <text:p text:style-name="P12"><text:s text:c="4"/>}</text:p>
      <text:p text:style-name="P12"><text:s text:c="2"/>count = atoi (argv[1]);</text:p>
      <text:p text:style-name="P12"><text:s text:c="2"/>for (i = 0; i &lt; count; i++) {</text:p>
      <text:p text:style-name="P12"><text:s text:c="4"/>CoCreateGuid (&amp;guid);</text:p>
      <text:p text:style-name="P12"><text:s text:c="4"/>StringFromCLSID (&amp;guid, wstrGUID);</text:p>
      <text:p text:style-name="P12"><text:s text:c="4"/>WideCharToMultiByte (CP_ACP, 0, *wstrGUID, -1, strGUID, MAX_PATH, NULL, NULL);</text:p>
      <text:p text:style-name="P12"><text:s text:c="4"/>printf ("%s\n", strGUID);</text:p>
      <text:p text:style-name="P12"><text:s text:c="4"/>}</text:p>
      <text:p text:style-name="P12"><text:s text:c="2"/>return 0;</text:p>
      <text:p text:style-name="P12">}</text:p>
      <text:p text:style-name="P5"/>
      <text:p text:style-name="P8">Result<text:span text:style-name="T3">s:</text:span></text:p>
      <text:p text:style-name="P8"><text:span text:style-name="T3">Product:</text:span> {1FBCEF62-3E8D-4E44-A0B5-0F066BAB900D}</text:p>
      <text:p text:style-name="P9">Installation package: {4E5846BB-039A-41BF-86EF-2A72B7BEE918}</text:p>
      <text:p text:style-name="P10">Exe: {5CE13C36-6B3D-4B6C-B183-C8DC80B70D1F}</text:p>
      <text:h text:style-name="Heading_20_1" text:outline-level="1"><text:bookmark-start text:name="__RefHeading__170_433822947"/>Linux Release<text:bookmark-end text:name="__RefHeading__170_433822947"/></text:h>
      <text:list xml:id="list939062525893558207" text:style-name="L3">
        <text:list-item>
          <text:p text:style-name="P16">Download src tarball </text:p>
        </text:list-item>
        <text:list-item>
          <text:p text:style-name="P16">./configure –prefix=$HOME/qt-everywhere-opensource-5.5.1 -opensource -release -static -qt-zlib -qt-libpng -qt-libjpeg -qt-xcb -qt-freetype -qt-xkbcommon-x11 -no-opengl</text:p>
        </text:list-item>
        <text:list-item>
          <text:p text:style-name="P17">make -j 4</text:p>
        </text:list-item>
        <text:list-item>
          <text:p text:style-name="P17">make install</text:p>
        </text:list-item>
      </text:list>
      <text:h text:style-name="Heading_20_1" text:outline-level="1"><text:bookmark-start text:name="__RefHeading__205_850287271"/>OSX Release<text:bookmark-end text:name="__RefHeading__205_850287271"/></text:h>
      <text:h text:style-name="Heading_20_2" text:outline-level="2"><text:bookmark-start text:name="__RefHeading__207_850287271"/>log4cpp<text:bookmark-end text:name="__RefHeading__207_850287271"/></text:h>
      <text:p text:style-name="P19">./configure \</text:p>
      <text:p text:style-name="P19">--prefix=/Users/mark/log4cpp CXX=/usr/bin/g++ \</text:p>
      <text:p text:style-name="P19">CXXFLAGS="-I/Applications/Xcode.app/Contents/Developer/Platforms/MacOSX.platform/Developer/SDKs/MacOSX10.11.sdk/usr/include -arch x86_64 -Xarch_x86_64 \</text:p>
      <text:p text:style-name="P19"><text:soft-page-break/>-DLOG4CPP_HAVE_SSTREAM"</text:p>
      <text:p text:style-name="P19"/>
      <text:p text:style-name="P19">make</text:p>
      <text:p text:style-name="P19">make install</text:p>
      <text:h text:style-name="Heading_20_2" text:outline-level="2"><text:bookmark-start text:name="__RefHeading__209_850287271"/>fftw<text:bookmark-end text:name="__RefHeading__209_850287271"/></text:h>
      <text:p text:style-name="P19"><text:s/>(NOTE THE -enabled-shared!)</text:p>
      <text:p text:style-name="P19">./configure \</text:p>
      <text:p text:style-name="P19">--prefix=/Users/mark/fftw-3.3.4 \</text:p>
      <text:p text:style-name="P19">--enable-shared \</text:p>
      <text:p text:style-name="P19">CXX=/Applications/Xcode.app/Contents/Developer/Toolchains/XcodeDefault.xctoolchain/usr/bin/clang++ \</text:p>
      <text:p text:style-name="P19">CXXFLAGS="-I/Applications/Xcode.app/Contents/Developer/Platforms/MacOSX.platform/Developer/SDKs/MacOSX10.11.sdk/usr/include"</text:p>
      <text:p text:style-name="P19"/>
      <text:p text:style-name="P19">qmake -config release engauge.pro</text:p>
      <text:h text:style-name="Heading_20_2" text:outline-level="2"><text:bookmark-start text:name="__RefHeading__211_850287271"/>engauge<text:bookmark-end text:name="__RefHeading__211_850287271"/></text:h>
      <text:p text:style-name="P19">source dev/osx/macosx_setup</text:p>
      <text:p text:style-name="P19">(edit engauge.pro and comment out CONFIG= line)</text:p>
      <text:p text:style-name="P19">qmake -config release engauge.pro</text:p>
      <text:p text:style-name="P19">(edit engauge.pro and restore CONFIG= line)</text:p>
      <text:p text:style-name="P19">make</text:p>
      <text:p text:style-name="P19">cp -r bin/documentation engauge.app/Contents/MacOS</text:p>
      <text:h text:style-name="Heading_20_2" text:outline-level="2"><text:bookmark-start text:name="__RefHeading__213_850287271"/>icons<text:bookmark-end text:name="__RefHeading__213_850287271"/></text:h>
      <text:p text:style-name="P19">use gimp to create dev/osx/iconset subdirectory</text:p>
      <text:p text:style-name="P19">iconutil -c icns digitizer.iconset</text:p>
      <text:p text:style-name="P19"><text:soft-page-break/>cp digitizer.icns engauge-digitizer/engauge.app/Contents/Resources</text:p>
      <text:h text:style-name="Heading_20_2" text:outline-level="2"><text:bookmark-start text:name="__RefHeading__215_850287271"/>deploy<text:bookmark-end text:name="__RefHeading__215_850287271"/></text:h>
      <text:p text:style-name="P19">Next step adds libraries to application bundle:</text:p>
      <text:p text:style-name="P19">$QT_DIR/bin/macdeployqt engauge.app -dmg</text:p>
      <text:h text:style-name="Heading_20_1" text:outline-level="1"><text:bookmark-start text:name="__RefHeading__217_850287271"/>Static Code Analysis<text:bookmark-end text:name="__RefHeading__217_850287271"/></text:h>
      <text:list xml:id="list4170655037208863227" text:style-name="L4">
        <text:list-item>
          <text:p text:style-name="P18">Run </text:p>
        </text:list-item>
      </text:list>
      <text:p text:style-name="P11"><text:tab/>qmake QMAKE_CXX='scan-build g++'</text:p>
      <text:list xml:id="list211957509337366" text:continue-numbering="true" text:style-name="L4">
        <text:list-item>
          <text:p text:style-name="P18">Build norma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6-03-22T21:19:56.199569893</dc:date>
    <meta:editing-duration>PT1M57S</meta:editing-duration>
    <meta:editing-cycles>15</meta:editing-cycles>
    <meta:generator>LibreOffice/4.2.8.2$Linux_x86 LibreOffice_project/420m0$Build-2</meta:generator>
    <meta:document-statistic meta:table-count="0" meta:image-count="0" meta:object-count="0" meta:page-count="5" meta:paragraph-count="104" meta:word-count="590" meta:character-count="4602" meta:non-whitespace-character-count="4081"/>
  </office:meta>
</office:document-meta>
</file>